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50d" officeooo:paragraph-rsid="0012550d"/>
    </style:style>
    <style:style style:name="P2" style:family="paragraph" style:parent-style-name="normal">
      <style:paragraph-properties fo:text-align="center" style:justify-single-word="false"/>
      <style:text-properties fo:font-size="15pt" officeooo:paragraph-rsid="0012550d" style:font-size-asian="15pt" style:font-size-complex="15pt"/>
    </style:style>
    <style:style style:name="P3" style:family="paragraph" style:parent-style-name="normal">
      <style:text-properties officeooo:paragraph-rsid="0012550d"/>
    </style:style>
    <style:style style:name="P4" style:family="paragraph" style:parent-style-name="normal">
      <style:paragraph-properties fo:margin-left="0cm" fo:margin-right="0cm" fo:text-indent="1.27cm" style:auto-text-indent="false"/>
      <style:text-properties officeooo:paragraph-rsid="0012550d"/>
    </style:style>
    <style:style style:name="P5" style:family="paragraph" style:parent-style-name="normal">
      <style:paragraph-properties fo:text-align="start" style:justify-single-word="false"/>
      <style:text-properties fo:font-size="20pt" officeooo:paragraph-rsid="0012550d" style:font-size-asian="20pt" style:font-size-complex="20pt"/>
    </style:style>
    <style:style style:name="P6" style:family="paragraph" style:parent-style-name="normal">
      <style:paragraph-properties fo:margin-left="0cm" fo:margin-right="0cm" fo:text-indent="1.27cm" style:auto-text-indent="false"/>
      <style:text-properties officeooo:rsid="00135747" officeooo:paragraph-rsid="00135747"/>
    </style:style>
    <style:style style:name="P7" style:family="paragraph" style:parent-style-name="normal">
      <style:paragraph-properties fo:margin-left="0cm" fo:margin-right="0cm" fo:text-indent="1.27cm" style:auto-text-indent="false"/>
      <style:text-properties officeooo:rsid="0012550d" officeooo:paragraph-rsid="0013abc1"/>
    </style:style>
    <style:style style:name="P8" style:family="paragraph" style:parent-style-name="normal">
      <style:paragraph-properties fo:margin-left="0cm" fo:margin-right="0cm" fo:text-indent="1.27cm" style:auto-text-indent="false"/>
      <style:text-properties officeooo:rsid="0013abc1" officeooo:paragraph-rsid="0013abc1"/>
    </style:style>
    <style:style style:name="T1" style:family="text">
      <style:text-properties officeooo:rsid="0013ab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Requisitos – ER</text:p>
      <text:p text:style-name="P1">Sistema da <text:s/>Delicias Gourmet</text:p>
      <text:p text:style-name="P1"/>
      <text:p text:style-name="P1">1 – Descrição Textual: </text:p>
      <text:p text:style-name="P1"/>
      <text:p text:style-name="P5">Estudo de Caso: Sistema da "Delícias Gourmet".</text:p>
      <text:p text:style-name="P2"/>
      <text:p text:style-name="P3"/>
      <text:p text:style-name="P4"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3"/>
      <text:p text:style-name="P4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3"/>
      <text:p text:style-name="P4"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3"/>
      <text:p text:style-name="P4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3"/>
      <text:p text:style-name="P4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3"/>
      <text:p text:style-name="P4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3"/>
      <text:p text:style-name="P4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6"><text:soft-page-break/>2 – O que o sistema deve fazer (funções básicas:</text:p>
      <text:p text:style-name="P6"/>
      <text:p text:style-name="P6">ref. R1.1 - </text:p>
      <text:p text:style-name="P7"><text:span text:style-name="T1">- A</text:span>dquirir os ingredientes<text:tab/><text:tab/><text:tab/><text:tab/><text:tab/><text:tab/></text:p>
      <text:p text:style-name="P8">R1.2</text:p>
      <text:p text:style-name="P7">- <text:span text:style-name="T1">Gerencial armazenamento<text:tab/><text:tab/><text:tab/><text:tab/><text:tab/><text:tab/></text:span></text:p>
      <text:p text:style-name="P7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38:49.975458130</meta:creation-date>
    <dc:date>2023-04-29T13:07:26.365750485</dc:date>
    <meta:editing-duration>P1DT4H41M5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422" meta:character-count="2789" meta:non-whitespace-character-count="2364"/>
  </office:meta>
</office:document-meta>
</file>